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8d5535" officeooo:paragraph-rsid="008d5535"/>
    </style:style>
    <style:style style:name="P2" style:family="paragraph" style:parent-style-name="Subtitle">
      <style:text-properties officeooo:rsid="0091f635" officeooo:paragraph-rsid="0091f635"/>
    </style:style>
    <style:style style:name="P3" style:family="paragraph" style:parent-style-name="Table_20_Contents">
      <style:paragraph-properties fo:text-align="center" style:justify-single-word="false"/>
      <style:text-properties style:font-name="Linux Biolinum" fo:font-size="13pt" officeooo:rsid="008d5535" officeooo:paragraph-rsid="008d5535"/>
    </style:style>
    <style:style style:name="P4" style:family="paragraph" style:parent-style-name="Text_20_body" style:list-style-name="L2">
      <style:text-properties officeooo:rsid="0091f635" officeooo:paragraph-rsid="0091f635"/>
    </style:style>
    <style:style style:name="P5" style:family="paragraph" style:parent-style-name="Text_20_body" style:list-style-name="L2">
      <style:text-properties officeooo:rsid="0092b087" officeooo:paragraph-rsid="0092b087"/>
    </style:style>
    <style:style style:name="P6" style:family="paragraph" style:parent-style-name="Text_20_body">
      <style:text-properties fo:font-style="normal" officeooo:rsid="0091f635" officeooo:paragraph-rsid="0091f635" style:font-style-asian="normal" style:font-style-complex="normal"/>
    </style:style>
    <style:style style:name="P7" style:family="paragraph" style:parent-style-name="Text_20_body">
      <style:text-properties fo:font-style="normal" officeooo:rsid="0093d0dc" officeooo:paragraph-rsid="0093d0dc" style:font-style-asian="normal" style:font-style-complex="normal"/>
    </style:style>
    <style:style style:name="P8" style:family="paragraph" style:parent-style-name="Text_20_body" style:list-style-name="L3">
      <style:text-properties fo:font-style="normal" officeooo:rsid="0093d0dc" officeooo:paragraph-rsid="0093d0dc" style:font-style-asian="normal" style:font-style-complex="normal"/>
    </style:style>
    <style:style style:name="P9" style:family="paragraph" style:parent-style-name="Text_20_body" style:list-style-name="L3">
      <style:text-properties fo:font-style="normal" officeooo:rsid="00947a11" officeooo:paragraph-rsid="00947a11" style:font-style-asian="normal" style:font-style-complex="normal"/>
    </style:style>
    <style:style style:name="P10" style:family="paragraph" style:parent-style-name="Text_20_body" style:list-style-name="L3">
      <style:text-properties fo:font-style="normal" officeooo:rsid="00956f83" officeooo:paragraph-rsid="00956f83" style:font-style-asian="normal" style:font-style-complex="normal"/>
    </style:style>
    <style:style style:name="P11" style:family="paragraph" style:parent-style-name="Text_20_body" style:list-style-name="L3">
      <style:text-properties fo:font-style="normal" officeooo:rsid="00979c0e" officeooo:paragraph-rsid="00979c0e" style:font-style-asian="normal" style:font-style-complex="normal"/>
    </style:style>
    <style:style style:name="P12" style:family="paragraph" style:parent-style-name="Text_20_body" style:list-style-name="L4">
      <style:text-properties officeooo:rsid="009b16ec" officeooo:paragraph-rsid="009b16ec"/>
    </style:style>
    <style:style style:name="P13" style:family="paragraph" style:parent-style-name="Text_20_body" style:list-style-name="L3">
      <style:text-properties officeooo:rsid="0099003f" officeooo:paragraph-rsid="0099003f"/>
    </style:style>
    <style:style style:name="P14" style:family="paragraph" style:parent-style-name="Heading_20_1">
      <style:text-properties officeooo:rsid="008d5535" officeooo:paragraph-rsid="008d5535"/>
    </style:style>
    <style:style style:name="P15" style:family="paragraph" style:parent-style-name="Table_20_Contents" style:list-style-name="L1">
      <style:text-properties style:font-name="Linux Biolinum" fo:font-size="13pt" officeooo:rsid="008d5535" officeooo:paragraph-rsid="008d5535"/>
    </style:style>
    <style:style style:name="P16" style:family="paragraph" style:parent-style-name="Table_20_Contents" style:list-style-name="L1">
      <style:text-properties fo:color="#ff0000" style:font-name="Linux Biolinum" fo:font-size="13pt" officeooo:rsid="008d5535" officeooo:paragraph-rsid="008d55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8c20" style:font-weight-asian="bold" style:font-weight-complex="bold"/>
    </style:style>
    <style:style style:name="T3" style:family="text">
      <style:text-properties fo:font-weight="bold" officeooo:rsid="00961e30" style:font-weight-asian="bold" style:font-weight-complex="bold"/>
    </style:style>
    <style:style style:name="T4" style:family="text">
      <style:text-properties officeooo:rsid="008eafb7"/>
    </style:style>
    <style:style style:name="T5" style:family="text">
      <style:text-properties officeooo:rsid="00906fb8"/>
    </style:style>
    <style:style style:name="T6" style:family="text">
      <style:text-properties officeooo:rsid="0091006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968c20"/>
    </style:style>
    <style:style style:name="T12" style:family="text">
      <style:text-properties style:text-underline-style="solid" style:text-underline-width="auto" style:text-underline-color="font-color" officeooo:rsid="00961e30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968c20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99003f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968c20" style:font-weight-asian="bold" style:font-weight-complex="bold"/>
    </style:style>
    <style:style style:name="T18" style:family="text">
      <style:text-properties style:text-underline-style="none" fo:font-weight="bold" officeooo:rsid="0099003f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968c20" style:font-weight-asian="normal" style:font-weight-complex="normal"/>
    </style:style>
    <style:style style:name="T21" style:family="text">
      <style:text-properties style:text-underline-style="none" fo:font-weight="normal" officeooo:rsid="0099003f" style:font-weight-asian="normal" style:font-weight-complex="normal"/>
    </style:style>
    <style:style style:name="T22" style:family="text">
      <style:text-properties style:text-underline-style="none" fo:font-weight="normal" officeooo:rsid="009a5143" style:font-weight-asian="normal" style:font-weight-complex="normal"/>
    </style:style>
    <style:style style:name="T23" style:family="text">
      <style:text-properties style:text-underline-style="none" fo:font-weight="normal" officeooo:rsid="009b16ec" style:font-weight-asian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9a5143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officeooo:rsid="00956f83"/>
    </style:style>
    <style:style style:name="T32" style:family="text">
      <style:text-properties officeooo:rsid="00961e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Adjectiv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Biking</text:p>
          </table:table-cell>
          <table:table-cell table:style-name="Tableau1.B1" office:value-type="string">
            <text:p text:style-name="P3">Going by car</text:p>
          </table:table-cell>
        </table:table-row>
        <table:table-row>
          <table:table-cell table:style-name="Tableau1.A2" office:value-type="string">
            <text:list xml:id="list6660189968077100678" text:style-name="L1">
              <text:list-item>
                <text:p text:style-name="P15">Fast</text:p>
              </text:list-item>
              <text:list-item>
                <text:p text:style-name="P15">environmentally-friendly</text:p>
              </text:list-item>
              <text:list-item>
                <text:p text:style-name="P15">healthy</text:p>
              </text:list-item>
              <text:list-item>
                <text:p text:style-name="P16">dangerous</text:p>
              </text:list-item>
              <text:list-item>
                <text:p text:style-name="P16">tiring</text:p>
              </text:list-item>
              <text:list-item>
                <text:p text:style-name="P16">difficult</text:p>
              </text:list-item>
              <text:list-item>
                <text:p text:style-name="P16">unpleasant <text:span text:style-name="T4">(rain, cold)</text:span></text:p>
              </text:list-item>
            </text:list>
          </table:table-cell>
          <table:table-cell table:style-name="Tableau1.B2" office:value-type="string">
            <text:list xml:id="list114303548359655" text:continue-numbering="true" text:style-name="L1">
              <text:list-item>
                <text:p text:style-name="P15">Fast</text:p>
              </text:list-item>
              <text:list-item>
                <text:p text:style-name="P15">pleasant / co<text:span text:style-name="T5">m</text:span>fortable</text:p>
              </text:list-item>
              <text:list-item>
                <text:p text:style-name="P16">pollutant</text:p>
              </text:list-item>
              <text:list-item>
                <text:p text:style-name="P16">(it can be) slow <text:span text:style-name="T6">(if traffic)</text:span></text:p>
              </text:list-item>
              <text:list-item>
                <text:p text:style-name="P15">practical / convenient</text:p>
              </text:list-item>
            </text:list>
          </table:table-cell>
        </table:table-row>
      </table:table>
      <text:p text:style-name="P1"/>
      <text:p text:style-name="Title">Compare the qualities</text:p>
      <text:p text:style-name="P2">With the adjectifes we came up with</text:p>
      <text:list xml:id="list8602045055787714662" text:style-name="L2">
        <text:list-item>
          <text:p text:style-name="P4">Biking and walking</text:p>
          <text:list>
            <text:list-item>
              <text:p text:style-name="P4">Biking is <text:span text:style-name="T16">more</text:span> <text:span text:style-name="T9">tiring</text:span> <text:span text:style-name="T16">than</text:span> walking. <text:span text:style-name="T7">(biking &gt; walking)</text:span></text:p>
              <text:p text:style-name="P5"><text:span text:style-name="T24">Walking is </text:span><text:span text:style-name="T25">less</text:span><text:span text:style-name="T26"> </text:span><text:span text:style-name="T27">tiring</text:span><text:span text:style-name="T28"> </text:span><text:span text:style-name="T30">than </text:span><text:span text:style-name="T28">biking. </text:span><text:span text:style-name="T8">(walking &lt; biking)</text:span></text:p>
            </text:list-item>
            <text:list-item>
              <text:p text:style-name="P4">Biking is <text:span text:style-name="T9">fast</text:span><text:span text:style-name="T1">er</text:span> <text:span text:style-name="T1">than</text:span> walking. <text:span text:style-name="T7">(biking &gt; walking)</text:span></text:p>
            </text:list-item>
            <text:list-item>
              <text:p text:style-name="P4">Biking is <text:span text:style-name="T1">as</text:span> <text:span text:style-name="T9">healthy</text:span> <text:span text:style-name="T1">as</text:span> walking. <text:span text:style-name="T7">(biking = walking)</text:span></text:p>
            </text:list-item>
          </text:list>
        </text:list-item>
      </text:list>
      <text:p text:style-name="P6"/>
      <text:p text:style-name="P7"><text:span text:style-name="T10">Exercice</text:span> : <text:span text:style-name="T7">Compare the two items (on way and the other → 2 sentenses)</text:span></text:p>
      <text:list xml:id="list3806877744159902580" text:style-name="L3">
        <text:list-item>
          <text:p text:style-name="P8">Math <text:span text:style-name="T9">is easi</text:span><text:span text:style-name="T1">er</text:span> <text:span text:style-name="T1">than</text:span> english.<text:line-break/>English is <text:span text:style-name="T1">less</text:span> <text:span text:style-name="T9">easy</text:span> <text:span text:style-name="T1">than</text:span> maths.<text:line-break/>English is <text:span text:style-name="T1">more</text:span> <text:span text:style-name="T9">interesting</text:span> <text:span text:style-name="T1">than</text:span> maths.</text:p>
        </text:list-item>
        <text:list-item>
          <text:p text:style-name="P9">France is <text:span text:style-name="T9">small</text:span><text:span text:style-name="T1">er</text:span> <text:span text:style-name="T1">than</text:span> US. <text:span text:style-name="T31">US is bigger tha France.</text:span><text:line-break/>US is a <text:span text:style-name="T9">rich</text:span><text:span text:style-name="T1">er</text:span> country <text:span text:style-name="T1">tha</text:span><text:span text:style-name="T2">n</text:span> France.</text:p>
        </text:list-item>
        <text:list-item>
          <text:p text:style-name="P10">The tiger is <text:span text:style-name="T1">more</text:span> dangerous <text:span text:style-name="T1">tha</text:span><text:span text:style-name="T2">n</text:span> the cat.<text:line-break/>Th<text:span text:style-name="T32">e</text:span> cat is<text:span text:style-name="T9"> pretti</text:span><text:span text:style-name="T1">er</text:span> <text:span text:style-name="T1">than</text:span> the tiger.<text:line-break/><text:span text:style-name="T32">The tiger is </text:span><text:span text:style-name="T12">bigg</text:span><text:span text:style-name="T3">er</text:span><text:span text:style-name="T32"> </text:span><text:span text:style-name="T3">than</text:span><text:span text:style-name="T32"> the cat.</text:span><text:span text:style-name="T20"><text:line-break/>The tiger is </text:span><text:span text:style-name="T14">wild</text:span><text:span text:style-name="T17">er than</text:span><text:span text:style-name="T20"> the cat.</text:span></text:p>
        </text:list-item>
        <text:list-item>
          <text:p text:style-name="P11"><text:span text:style-name="T20">T</text:span><text:span text:style-name="T19">he feather is </text:span><text:span text:style-name="T13">light</text:span><text:span text:style-name="T16">er</text:span><text:span text:style-name="T19"> </text:span><text:span text:style-name="T16">than</text:span><text:span text:style-name="T19"> the elephant. </text:span><text:span text:style-name="T21">The elephant is </text:span><text:span text:style-name="T18">less</text:span><text:span text:style-name="T21"> </text:span><text:span text:style-name="T15">light</text:span><text:span text:style-name="T21"> </text:span><text:span text:style-name="T18">than</text:span><text:span text:style-name="T21"> the feather.</text:span><text:span text:style-name="T19"><text:line-break/>The elephant is </text:span><text:span text:style-name="T13">heavi</text:span><text:span text:style-name="T16">er</text:span><text:span text:style-name="T19"> </text:span><text:span text:style-name="T16">than</text:span><text:span text:style-name="T19"> the feather. The feather is </text:span><text:span text:style-name="T16">less</text:span><text:span text:style-name="T19"> </text:span><text:span text:style-name="T13">heavy</text:span><text:span text:style-name="T19"> </text:span><text:span text:style-name="T16">than</text:span><text:span text:style-name="T19"> the elephant.</text:span></text:p>
        </text:list-item>
        <text:list-item>
          <text:p text:style-name="P13"><text:span text:style-name="T28">The Eiffer tower is taller than the house. The house is less tall than the Eiffel tower.<text:line-break/></text:span><text:span text:style-name="T29">The Eiffel tower is more impressive tha the house. The house is less impressive than the Eiffel Tow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2-04T11:43:01.682462791</dc:date>
    <meta:editing-duration>P2DT8H19M6S</meta:editing-duration>
    <meta:editing-cycles>120</meta:editing-cycles>
    <meta:generator>LibreOffice/5.0.4.2$Linux_X86_64 LibreOffice_project/00m0$Build-2</meta:generator>
    <meta:document-statistic meta:table-count="1" meta:image-count="0" meta:object-count="0" meta:page-count="1" meta:paragraph-count="28" meta:word-count="240" meta:character-count="1266" meta:non-whitespace-character-count="1076"/>
  </office:meta>
</office:document-meta>
</file>